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officeooo:rsid="000100a0" style:font-weight-asian="normal" style:font-weight-complex="normal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 officeooo:paragraph-rsid="000b31ea"/>
    </style:style>
    <style:style style:name="T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on et rédaction bibliographiques avec l'IA </text:p>
      <text:p text:style-name="P2"/>
      <text:p text:style-name="P3">Acut, D. P., Malabago, N. K., Malicoban, E. V., Galamiton, N. S., &amp; Garcia, M. B. (2025). “ChatGPT 4.0 Ghosted Us While Conducting Literature Search:” Modeling the Chatbot’s Generated Non-Existent References Using Regression Analysis. <text:span text:style-name="T1">Internet Reference Services Quarterly</text:span>, <text:span text:style-name="T1">29</text:span>(1), 27‑54. <text:a xlink:type="simple" xlink:href="https://doi.org/10.1080/10875301.2024.2426793" text:style-name="Internet_20_link" text:visited-style-name="Visited_20_Internet_20_Link">https://doi.org/10.1080/10875301.2024.2426793</text:a> </text:p>
      <text:p text:style-name="P3">Andersen, J. P., Degn, L., Fishberg, R., Graversen, E. K., Horbach, S. P. J. M., Schmidt, E. K., Schneider, J. W., &amp; Sørensen, M. P. (2025). Generative Artificial Intelligence (GenAI) in the research process – A survey of researchers’ practices and perceptions. <text:span text:style-name="T1">Technology in Society</text:span>, <text:span text:style-name="T1">81</text:span>, 102813. <text:a xlink:type="simple" xlink:href="https://doi.org/10.1016/j.techsoc.2025.102813" text:style-name="Internet_20_link" text:visited-style-name="Visited_20_Internet_20_Link">https://doi.org/10.1016/j.techsoc.2025.102813</text:a> </text:p>
      <text:p text:style-name="P3">Bhattacharyya, M., Miller, V. M., Bhattacharyya, D., &amp; Miller, L. E. (2023). High Rates of Fabricated and Inaccurate References in ChatGPT-Generated Medical Content. <text:span text:style-name="T1">Cureus</text:span>, <text:span text:style-name="T1">15</text:span>(5), e39238. <text:a xlink:type="simple" xlink:href="https://doi.org/10.7759/cureus.39238" text:style-name="Internet_20_link" text:visited-style-name="Visited_20_Internet_20_Link">https://doi.org/10.7759/cureus.39238</text:a> </text:p>
      <text:p text:style-name="P3">Bouchard, A. (2025a). <text:span text:style-name="T1">Former les usagers à l’heure de ChatGPT : IA et compétences informationnelles (formation de formateurs)</text:span>. <text:a xlink:type="simple" xlink:href="https://urfist.chartes.psl.eu/ressources/former-les-usagers-l-heure-de-chatgpt-ia-et-competences-informationnelles-formation-de" text:style-name="Internet_20_link" text:visited-style-name="Visited_20_Internet_20_Link">https://urfist.chartes.psl.eu/ressources/former-les-usagers-l-heure-de-chatgpt-ia-et-competences-informationnelles-formation-de</text:a> </text:p>
      <text:p text:style-name="P3">Bouchard, A. (2025b). <text:span text:style-name="T1">IA et recherche documentaire : ChatGPT et les autres</text:span>. Callisto Formation. <text:a xlink:type="simple" xlink:href="https://callisto-formation.fr/course/view.php?id=952" text:style-name="Internet_20_link" text:visited-style-name="Visited_20_Internet_20_Link">https://callisto-formation.fr/course/view.php?id=952</text:a> </text:p>
      <text:p text:style-name="P3"><text:soft-page-break/>Bouchard, A. (2025c, février). ”#WorkInProgress : IA générative et outils de recherche de littérature académique”. <text:span text:style-name="T1">URFISTinfo</text:span>. <text:a xlink:type="simple" xlink:href="https://hal.science/hal-04960003" text:style-name="Internet_20_link" text:visited-style-name="Visited_20_Internet_20_Link">https://hal.science/hal-04960003</text:a> </text:p>
      <text:p text:style-name="P3">Cabezas-Clavijo, Á., &amp; Sidorenko-Bautista, P. (2025). <text:span text:style-name="T1">Assessing the performance of 8 AI chatbots in bibliographic reference retrieval : Grok and DeepSeek outperform ChatGPT, but none are fully accurate</text:span> (arXiv:2505.18059). arXiv. <text:a xlink:type="simple" xlink:href="https://doi.org/10.48550/arXiv.2505.18059" text:style-name="Internet_20_link" text:visited-style-name="Visited_20_Internet_20_Link">https://doi.org/10.48550/arXiv.2505.18059</text:a> </text:p>
      <text:p text:style-name="P3">Camp, N. T., Bengtson, J. A., &amp; Sandstrom, J. C. (2025). The citation catastrophe : Propagation of AI-generated counterfeit citations in scholarship. <text:span text:style-name="T1">The Journal of Academic Librarianship</text:span>, <text:span text:style-name="T1">51</text:span>(4), 103065. <text:a xlink:type="simple" xlink:href="https://doi.org/10.1016/j.acalib.2025.103065" text:style-name="Internet_20_link" text:visited-style-name="Visited_20_Internet_20_Link">https://doi.org/10.1016/j.acalib.2025.103065</text:a> </text:p>
      <text:p text:style-name="P3">Giray, L. (2024). ChatGPT References Unveiled : Distinguishing the Reliable from the Fake. <text:span text:style-name="T1">Internet Reference Services Quarterly</text:span>, <text:span text:style-name="T1">28</text:span>(1), 9‑18. <text:a xlink:type="simple" xlink:href="https://doi.org/10.1080/10875301.2023.2265369" text:style-name="Internet_20_link" text:visited-style-name="Visited_20_Internet_20_Link">https://doi.org/10.1080/10875301.2023.2265369</text:a> </text:p>
      <text:p text:style-name="P3">Hutchins, M. (2025, août 4). <text:span text:style-name="T1">Every Reason Why I Hate AI and You Should Too</text:span>. MalwareTech. <text:a xlink:type="simple" xlink:href="https://malwaretech.com/2025/08/every-reason-why-i-hate-ai.html" text:style-name="Internet_20_link" text:visited-style-name="Visited_20_Internet_20_Link">https://malwaretech.com/2025/08/every-reason-why-i-hate-ai.html</text:a> </text:p>
      <text:p text:style-name="P3">Jensen, T. W., &amp; Jensen, S. W. (2025). AI literacy in the context of working with sources : Pitfalls and possibilities of generative AI models in academic writing. <text:span text:style-name="T1">Journal of Academic Writing</text:span>, <text:span text:style-name="T1">14</text:span>(S2 2025), 1‑12. https://doi.org/10.18552/joaw.v15iS2.1224</text:p>
      <text:p text:style-name="P3">Kousha, K. (2024). How is ChatGPT acknowledged in academic publications? <text:span text:style-name="T1">Scientometrics</text:span>, <text:span text:style-name="T1">129</text:span>(12), 7959‑7969. <text:a xlink:type="simple" xlink:href="https://doi.org/10.1007/s11192-024-05193-y" text:style-name="Internet_20_link" text:visited-style-name="Visited_20_Internet_20_Link">https://doi.org/10.1007/s11192-024-05193-y</text:a> </text:p>
      <text:p text:style-name="P3">Lenharo, M. (2024). ChatGPT turns two : How the AI chatbot has changed scientists’ lives. <text:span text:style-name="T1">Nature</text:span>, <text:span text:style-name="T1">636</text:span>(8042), 281‑282. <text:a xlink:type="simple" xlink:href="https://doi.org/10.1038/d41586-024-03940-y" text:style-name="Internet_20_link" text:visited-style-name="Visited_20_Internet_20_Link">https://doi.org/10.1038/d41586-024-03940-y</text:a> </text:p>
      <text:p text:style-name="P3">Lund, B. D., Wang, T., Mannuru, N. R., Nie, B., Shimray, S., &amp; Wang, Z. (2023). ChatGPT and <text:soft-page-break/>a new academic reality : Artificial Intelligence-written research papers and the ethics of the large language models in scholarly publishing. <text:span text:style-name="T1">Journal of the Association for Information Science and Technology</text:span>, <text:span text:style-name="T1">74</text:span>(5), 570‑581. <text:a xlink:type="simple" xlink:href="https://doi.org/10.1002/asi.24750" text:style-name="Internet_20_link" text:visited-style-name="Visited_20_Internet_20_Link">https://doi.org/10.1002/asi.24750</text:a> </text:p>
      <text:p text:style-name="P3">Maraninchi, F. (2025, février 2). Pourquoi je n’utilise pas ChatGPT. <text:span text:style-name="T1">Academia</text:span>. <text:a xlink:type="simple" xlink:href="https://doi.org/10.58079/1382x" text:style-name="Internet_20_link" text:visited-style-name="Visited_20_Internet_20_Link">https://doi.org/10.58079/1382x</text:a> </text:p>
      <text:p text:style-name="P3">Mekhfi, I. (2024, avril 30). Utiliser les IA génératrices pour Zotero. <text:span text:style-name="T1">ArchéO’liens</text:span>. <text:a xlink:type="simple" xlink:href="https://doi.org/10.58079/11pj3" text:style-name="Internet_20_link" text:visited-style-name="Visited_20_Internet_20_Link">https://doi.org/10.58079/11pj3</text:a> </text:p>
      <text:p text:style-name="P3">Messeri, L., &amp; Crockett, M. J. (2024). Artificial intelligence and illusions of understanding in scientific research. <text:span text:style-name="T1">Nature</text:span>, <text:span text:style-name="T1">627</text:span>(8002), 49‑58. <text:a xlink:type="simple" xlink:href="https://doi.org/10.1038/s41586-024-07146-0" text:style-name="Internet_20_link" text:visited-style-name="Visited_20_Internet_20_Link">https://doi.org/10.1038/s41586-024-07146-0</text:a> </text:p>
      <text:p text:style-name="P3">Miao, F., &amp; Holmes, W. (2024). <text:span text:style-name="T1">Orientations pour l’intelligence artificielle générative dans l’éducation et la recherche</text:span>. ’Organisation des Nations Unies pour l’éducation, la science et la culture. <text:a xlink:type="simple" xlink:href="https://doi.org/10.54675/HBCX3851" text:style-name="Internet_20_link" text:visited-style-name="Visited_20_Internet_20_Link">https://doi.org/10.54675/HBCX3851</text:a> </text:p>
      <text:p text:style-name="P3">Oladokun, B. D., Enakrire, R. T., Emmanuel, A. K., Ajani, Y. A., &amp; Adetayo, A. J. (2025). Hallucitation in Scientific Writing : Exploring Evidence from ChatGPT Versions 3.5 and 4o in Responses to Selected Questions in Librarianship. <text:span text:style-name="T1">Journal of Web Librarianship</text:span>, <text:span text:style-name="T1">19</text:span>(1), 62‑92. <text:a xlink:type="simple" xlink:href="https://doi.org/10.1080/19322909.2025.2482093" text:style-name="Internet_20_link" text:visited-style-name="Visited_20_Internet_20_Link">https://doi.org/10.1080/19322909.2025.2482093</text:a> </text:p>
      <text:p text:style-name="P3">Orduña-Malea, E., &amp; Cabezas-Clavijo, Á. (2023). ChatGPT and the potential growing of ghost bibliographic references. <text:span text:style-name="T1">Scientometrics</text:span>, <text:span text:style-name="T1">128</text:span>(9), 5351‑5355. <text:a xlink:type="simple" xlink:href="https://doi.org/10.1007/s11192-023-04804-4" text:style-name="Internet_20_link" text:visited-style-name="Visited_20_Internet_20_Link">https://doi.org/10.1007/s11192-023-04804-4</text:a> </text:p>
      <text:p text:style-name="P3">Pascal, F., &amp; Taddei, F. (2025). <text:span text:style-name="T1">IA et enseignement supérieur : Formation, structuration et appropriation</text:span>. Ministère de l’enseignement supérieur et de la recherche. <text:soft-page-break/><text:a xlink:type="simple" xlink:href="https://www.vie-publique.fr/rapport/299594-ia-et-enseignement-superieur-formation-structuration-et-appropriation" text:style-name="Internet_20_link" text:visited-style-name="Visited_20_Internet_20_Link">https://www.vie-publique.fr/rapport/299594-ia-et-enseignement-superieur-formation-structuration-et-appropriation</text:a> </text:p>
      <text:p text:style-name="P3">Rempel, H. (2025, février 20). <text:span text:style-name="T1">Generative AI Tools for Literature Reviews</text:span>. LibGuides at Oregon State University. <text:a xlink:type="simple" xlink:href="https://guides.library.oregonstate.edu/c.php?g=1421175&amp;p=10536219" text:style-name="Internet_20_link" text:visited-style-name="Visited_20_Internet_20_Link">https://guides.library.oregonstate.edu/c.php?g=1421175&amp;p=10536219</text:a> </text:p>
      <text:p text:style-name="P3">Resnik, D. B., &amp; Hosseini, M. (2025). The ethics of using artificial intelligence in scientific research : New guidance needed for a new tool. <text:span text:style-name="T1">AI and Ethics</text:span>, <text:span text:style-name="T1">5</text:span>(2), 1499‑1521. <text:a xlink:type="simple" xlink:href="https://doi.org/10.1007/s43681-024-00493-8" text:style-name="Internet_20_link" text:visited-style-name="Visited_20_Internet_20_Link">https://doi.org/10.1007/s43681-024-00493-8</text:a> </text:p>
      <text:p text:style-name="P3">Schläfer, A. (2023, août 21). Importer des références bibliographiques non-formatées dans zotero avec anystyle ou avec l’aide de ChatGPT. <text:span text:style-name="T1">Germano-Fil</text:span>. <text:a xlink:type="simple" xlink:href="https://doi.org/10.58079/p0zy" text:style-name="Internet_20_link" text:visited-style-name="Visited_20_Internet_20_Link">https://doi.org/10.58079/p0zy</text:a> </text:p>
      <text:p text:style-name="P3">Spennemann, D. H. R. (2025). The Origins and Veracity of References ‘Cited’ by Generative Artificial Intelligence Applications : Implications for the Quality of Responses. <text:span text:style-name="T1">Publications</text:span>, <text:span text:style-name="T1">13</text:span>(1), 12. <text:a xlink:type="simple" xlink:href="https://doi.org/10.3390/publications13010012" text:style-name="Internet_20_link" text:visited-style-name="Visited_20_Internet_20_Link">https://doi.org/10.3390/publications13010012</text:a> </text:p>
      <text:p text:style-name="P3">Tay, A. (2025, novembre 15). A 2025 Deep Dive of Consensus : Promises and Pitfalls in AI-Powered Academic Search. <text:span text:style-name="T1">Aaron Tay’s Musings about Librarianship</text:span>. <text:a xlink:type="simple" xlink:href="https://aarontay.substack.com/p/a-2025-deep-dive-of-consensus-promises" text:style-name="Internet_20_link" text:visited-style-name="Visited_20_Internet_20_Link">https://aarontay.substack.com/p/a-2025-deep-dive-of-consensus-promises</text:a> </text:p>
      <text:p text:style-name="P3">Walters, W. H., &amp; Wilder, E. I. (2023). Fabrication and errors in the bibliographic citations generated by ChatGPT. <text:span text:style-name="T1">Scientific Reports</text:span>, <text:span text:style-name="T1">13</text:span>(1), 14045. <text:a xlink:type="simple" xlink:href="https://doi.org/10.1038/s41598-023-41032-5" text:style-name="Internet_20_link" text:visited-style-name="Visited_20_Internet_20_Link">https://doi.org/10.1038/s41598-023-41032-5</text:a> </text:p>
      <text:p text:style-name="P3">Zhao, A. (2025). <text:span text:style-name="T1">Emerging AI Tools for Literature Review</text:span>. <text:a xlink:type="simple" xlink:href="https://libguides.hkust.edu.hk/AI-tools-literature-review/workshop" text:style-name="Internet_20_link" text:visited-style-name="Visited_20_Internet_20_Link">https://libguides.hkust.edu.hk/AI-tools-literature-review/workshop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-0.199cm" fo:text-indent="0cm" style:auto-text-indent="false" style:page-number="auto" fo:background-color="transparent" text:number-lines="false" text:line-number="0">
        <style:tab-stops>
          <style:tab-stop style:position="16.092cm" style:type="center"/>
          <style:tab-stop style:position="16.51cm" style:type="right"/>
        </style:tab-stops>
      </style:paragraph-properties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728a2"/>
    </style:style>
    <style:style style:name="MT2" style:family="text">
      <style:text-properties officeooo:rsid="000b31ea"/>
    </style:style>
    <style:style style:name="MT3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/ CRFCB - <text:span text:style-name="MT1">màj : </text:span>202<text:span text:style-name="MT2">6</text:span>-<text:span text:style-name="MT2">02-04</text:span> - F. Flamerie - https://github.com/fflamerie/biblio_IA</text:p>
      </style:header>
      <style:footer>
        <text:p text:style-name="MP2"><text:span text:style-name="MT3">Page </text:span><text:bookmark-start text:name="PageNumWizard_FOOTER_Style de page par défaut1 Copie 2"/><text:page-number text:select-page="current">2</text:page-number><text:s/>/ <text:page-count>4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04T09:35:01.311476300</dc:date>
    <meta:editing-duration>PT30M56S</meta:editing-duration>
    <meta:editing-cycles>8</meta:editing-cycles>
    <meta:generator>LibreOffice/25.8.4.2$Windows_X86_64 LibreOffice_project/290daaa01b999472f0c7a3890eb6a550fd74c6df</meta:generator>
    <meta:document-statistic meta:table-count="0" meta:image-count="0" meta:object-count="0" meta:page-count="4" meta:paragraph-count="31" meta:word-count="720" meta:character-count="6203" meta:non-whitespace-character-count="5485"/>
  </office:meta>
</office:document-meta>
</file>